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 SemiBold" svg:font-family="'Cascadia Mono SemiBold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7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Cascadia Mono SemiBold"/>
    </style:style>
    <style:style style:name="ce2" style:family="table-cell" style:parent-style-name="Default">
      <style:table-cell-properties fo:background-color="#ff9900"/>
      <style:text-properties style:font-name="Cascadia Mono SemiBold"/>
    </style:style>
    <style:style style:name="ce3" style:family="table-cell" style:parent-style-name="Default">
      <style:table-cell-properties fo:background-color="#ff3333"/>
      <style:text-properties fo:color="#ff6666" style:font-name="Cascadia Mono SemiBold"/>
    </style:style>
    <style:style style:name="ce4" style:family="table-cell" style:parent-style-name="Default">
      <style:text-properties style:font-name="Cascadia Mono SemiBold"/>
    </style:style>
    <style:style style:name="ce5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style:use-window-font-color="true" style:font-name="Cascadia Mono Semi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scadia Mono SemiBold"/>
    </style:style>
    <style:style style:name="ce7" style:family="table-cell" style:parent-style-name="Default">
      <style:table-cell-properties style:direction="ltr"/>
      <style:text-properties style:font-name="Cascadia Mono SemiBold"/>
    </style:style>
    <style:style style:name="ce23" style:family="table-cell" style:parent-style-name="Default">
      <style:table-cell-properties fo:background-color="#66ff66" style:text-align-source="fix" style:repeat-content="false" style:vertical-align="bottom"/>
      <style:paragraph-properties fo:text-align="center" fo:margin-left="0cm"/>
      <style:text-properties style:use-window-font-color="true" style:font-name="Cascadia Mono SemiBold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7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ackground-color="#66ff66"/>
    </style:style>
    <style:style style:name="ce24" style:family="table-cell" style:parent-style-name="Default">
      <style:table-cell-properties style:text-align-source="fix" style:repeat-content="false" fo:wrap-option="no-wrap" style:rotation-angle="0"/>
      <style:paragraph-properties fo:text-align="center" fo:margin-left="0cm"/>
      <style:text-properties style:font-name="DejaVu Sans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table:style-name="ce5" office:value-type="string">
            <office:annotation draw:style-name="gr1" draw:text-style-name="P1" svg:width="2.899cm" svg:height="0.669cm" svg:x="9.632cm" svg:y="0cm" draw:caption-point-x="-0.61cm" draw:caption-point-y="0.011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 table:number-columns-spanned="2" table:number-rows-spanned="1">
            <text:p>time</text:p>
          </table:table-cell>
          <table:covered-table-cell/>
          <table:table-cell table:number-columns-repeated="1018"/>
        </table:table-row>
        <table:table-row table:style-name="ro1">
          <table:table-cell table:style-name="ce2"/>
          <table:table-cell office:value-type="string">
            <text:p>doable</text:p>
          </table:table-cell>
          <table:table-cell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0.462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 table:number-columns-spanned="2" table:number-rows-spanned="1">
            <text:p>death</text:p>
          </table:table-cell>
          <table:covered-table-cell/>
          <table:table-cell table:number-columns-repeated="1018"/>
        </table:table-row>
        <table:table-row table:style-name="ro1">
          <table:table-cell table:style-name="ce3"/>
          <table:table-cell office:value-type="string">
            <text:p>too hard</text:p>
          </table:table-cell>
          <table:table-cell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0.914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table:style-name="ce7" office:value-type="string" table:number-columns-spanned="2" table:number-rows-spanned="1">
            <text:p>dash</text:p>
          </table:table-cell>
          <table:covered-table-cell table:style-name="ce7"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cm" draw:caption-point-x="-0.61cm" draw:caption-point-y="1.365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 table:number-columns-spanned="2" table:number-rows-spanned="1">
            <text:p>grab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.304cm" draw:caption-point-x="-0.61cm" draw:caption-point-y="1.513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 table:number-columns-spanned="2" table:number-rows-spanned="1">
            <text:p>jump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0.756cm" draw:caption-point-x="-0.61cm" draw:caption-point-y="1.513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 table:number-columns-spanned="2" table:number-rows-spanned="1">
            <text:p>floo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2" draw:text-style-name="P1" svg:width="2.899cm" svg:height="0.991cm" svg:x="9.632cm" svg:y="1.207cm" draw:caption-point-x="-0.61cm" draw:caption-point-y="1.513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office:value-type="string" table:number-columns-spanned="2" table:number-rows-spanned="1">
            <text:p>floor refill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>
            <office:annotation draw:style-name="gr3" draw:text-style-name="P1" svg:width="2.899cm" svg:height="1.386cm" svg:x="9.632cm" svg:y="1.659cm" draw:caption-point-x="-0.61cm" draw:caption-point-y="1.513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 table:number-columns-spanned="2" table:number-rows-spanned="1">
            <text:p>diagonal dash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2.111cm" draw:caption-point-x="-0.61cm" draw:caption-point-y="1.513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 table:number-columns-spanned="2" table:number-rows-spanned="1">
            <text:p>theo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2.562cm" draw:caption-point-x="-0.61cm" draw:caption-point-y="1.513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 table:number-columns-spanned="2" table:number-rows-spanned="1">
            <text:p>badline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3.014cm" draw:caption-point-x="-0.61cm" draw:caption-point-y="1.513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 table:number-columns-spanned="2" table:number-rows-spanned="1">
            <text:p>underwate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3.465cm" draw:caption-point-x="-0.61cm" draw:caption-point-y="1.513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 table:number-columns-spanned="2" table:number-rows-spanned="1">
            <text:p>half speed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3.917cm" draw:caption-point-x="-0.61cm" draw:caption-point-y="1.513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 table:number-columns-spanned="2" table:number-rows-spanned="1">
            <text:p>double speed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4.369cm" draw:caption-point-x="-0.61cm" draw:caption-point-y="1.513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 table:number-columns-spanned="2" table:number-rows-spanned="1">
            <text:p>half gravity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4.82cm" draw:caption-point-x="-0.61cm" draw:caption-point-y="1.513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 table:number-columns-spanned="2" table:number-rows-spanned="1">
            <text:p>double gravity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5.272cm" draw:caption-point-x="-0.61cm" draw:caption-point-y="1.513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 table:number-columns-spanned="2" table:number-rows-spanned="1">
            <text:p>stamina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5.724cm" draw:caption-point-x="-0.61cm" draw:caption-point-y="1.513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 table:number-columns-spanned="2" table:number-rows-spanned="1">
            <text:p>infinite stamina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6.175cm" draw:caption-point-x="-0.61cm" draw:caption-point-y="1.513cm">
              <dc:date>2026-03-06T00:00:00</dc:date>
              <text:p text:style-name="P1"><text:span text:style-name="T1">featherfull</text:span></text:p>
            </office:annotation>
            <text:p>fz</text:p>
          </table:table-cell>
          <table:table-cell office:value-type="string" table:number-columns-spanned="2" table:number-rows-spanned="1">
            <text:p>feathe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6.627cm" draw:caption-point-x="-0.61cm" draw:caption-point-y="1.513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 table:number-columns-spanned="2" table:number-rows-spanned="1">
            <text:p>ice fire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7.079cm" draw:caption-point-x="-0.61cm" draw:caption-point-y="1.51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 table:number-columns-spanned="2" table:number-rows-spanned="1">
            <text:p>duo interaction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>
            <office:annotation draw:style-name="gr1" draw:text-style-name="P1" svg:width="2.899cm" svg:height="0.669cm" svg:x="9.632cm" svg:y="7.531cm" draw:caption-point-x="-0.61cm" draw:caption-point-y="1.51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 table:number-columns-spanned="2" table:number-rows-spanned="1">
            <text:p>hoquet</text:p>
          </table:table-cell>
          <table:covered-table-cell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office:value-type="string">
            <text:p>sob</text:p>
          </table:table-cell>
          <table:table-cell/>
          <table:table-cell table:formula="of:=SUM(C#REF !:C#REF !)" office:value-type="float" office:value="0">
            <text:p>#NOM ?</text:p>
          </table:table-cell>
          <table:table-cell table:formula="of:=SUM(D#REF !:D#REF !)" office:value-type="float" office:value="0">
            <text:p>#NOM ?</text:p>
          </table:table-cell>
          <table:table-cell table:formula="of:=SUM(E#REF !:E#REF !)" office:value-type="float" office:value="0">
            <text:p>#NOM ?</text:p>
          </table:table-cell>
          <table:table-cell table:formula="of:=SUM(F#REF !:F#REF !)" office:value-type="float" office:value="0">
            <text:p>#NOM ?</text:p>
          </table:table-cell>
          <table:table-cell table:formula="of:=SUM(G#REF !:G#REF !)" office:value-type="float" office:value="0">
            <text:p>#NOM ?</text:p>
          </table:table-cell>
          <table:table-cell table:formula="of:=SUM(H#REF !:H#REF !)" office:value-type="float" office:value="0">
            <text:p>#NOM ?</text:p>
          </table:table-cell>
          <table:table-cell table:formula="of:=SUM(I#REF !:I#REF !)" office:value-type="float" office:value="0">
            <text:p>#NOM ?</text:p>
          </table:table-cell>
          <table:table-cell table:formula="of:=SUM(J#REF !:J#REF !)" office:value-type="float" office:value="0">
            <text:p>#NOM ?</text:p>
          </table:table-cell>
          <table:table-cell table:formula="of:=SUM(K#REF !:K#REF !)" office:value-type="float" office:value="0">
            <text:p>#NOM ?</text:p>
          </table:table-cell>
          <table:table-cell table:formula="of:=SUM(L#REF !:L#REF !)" office:value-type="float" office:value="0">
            <text:p>#NOM ?</text:p>
          </table:table-cell>
          <table:table-cell table:formula="of:=SUM(M#REF !:M#REF !)" office:value-type="float" office:value="0">
            <text:p>#NOM ?</text:p>
          </table:table-cell>
          <table:table-cell table:formula="of:=SUM(N#REF !:N#REF !)" office:value-type="float" office:value="0">
            <text:p>#NOM ?</text:p>
          </table:table-cell>
          <table:table-cell table:formula="of:=SUM(O#REF !:O#REF !)" office:value-type="float" office:value="0">
            <text:p>#NOM ?</text:p>
          </table:table-cell>
          <table:table-cell table:formula="of:=SUM(P#REF !:P#REF !)" office:value-type="float" office:value="0">
            <text:p>#NOM ?</text:p>
          </table:table-cell>
          <table:table-cell table:formula="of:=SUM(Q#REF !:Q#REF !)" office:value-type="float" office:value="0">
            <text:p>#NOM ?</text:p>
          </table:table-cell>
          <table:table-cell table:formula="of:=SUM(R#REF !:R#REF !)" office:value-type="float" office:value="0">
            <text:p>#NOM ?</text:p>
          </table:table-cell>
          <table:table-cell table:formula="of:=SUM(S#REF !:S#REF !)" office:value-type="float" office:value="0">
            <text:p>#NOM ?</text:p>
          </table:table-cell>
          <table:table-cell table:formula="of:=SUM(T#REF !:T#REF !)" office:value-type="float" office:value="0">
            <text:p>#NOM ?</text:p>
          </table:table-cell>
          <table:table-cell table:formula="of:=SUM(U#REF !:U#REF !)" office:value-type="float" office:value="0">
            <text:p>#NOM ?</text:p>
          </table:table-cell>
          <table:table-cell table:formula="of:=SUM(V#REF !:V#REF !)" office:value-type="float" office:value="0">
            <text:p>#NOM ?</text:p>
          </table:table-cell>
          <table:table-cell table:formula="of:=SUM(W#REF !:W#REF !)" office:value-type="float" office:value="0">
            <text:p>#NOM ?</text:p>
          </table:table-cell>
          <table:table-cell table:formula="of:=SUM(X#REF !:X#REF !)" office:value-type="float" office:value="0">
            <text:p>#NOM ?</text:p>
          </table:table-cell>
          <table:table-cell table:formula="of:=SUM(Y#REF !:Y#REF !)" office:value-type="float" office:value="0">
            <text:p>#NOM ?</text:p>
          </table:table-cell>
          <table:table-cell table:formula="of:=SUM(Z#REF !:Z#REF !)" office:value-type="float" office:value="0">
            <text:p>#NOM ?</text:p>
          </table:table-cell>
          <table:table-cell table:formula="of:=SUM(Y#REF !:Y#REF !)" office:value-type="float" office:value="0">
            <text:p>#NOM ?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0cm" draw:caption-point-x="-0.61cm" draw:caption-point-y="0.461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0cm" draw:caption-point-x="-0.61cm" draw:caption-point-y="0.461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0cm" draw:caption-point-x="-0.61cm" draw:caption-point-y="0.461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0cm" draw:caption-point-x="-0.61cm" draw:caption-point-y="0.461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0cm" draw:caption-point-x="-0.61cm" draw:caption-point-y="0.461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0cm" draw:caption-point-x="-0.61cm" draw:caption-point-y="0.461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0cm" draw:caption-point-x="-0.61cm" draw:caption-point-y="0.461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0cm" draw:caption-point-x="-0.61cm" draw:caption-point-y="0.461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0cm" draw:caption-point-x="-0.61cm" draw:caption-point-y="0.461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0cm" draw:caption-point-x="-0.61cm" draw:caption-point-y="0.461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0cm" draw:caption-point-x="-0.61cm" draw:caption-point-y="0.461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0cm" draw:caption-point-x="-0.61cm" draw:caption-point-y="0.461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0cm" draw:caption-point-x="-0.61cm" draw:caption-point-y="0.461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0cm" draw:caption-point-x="-0.61cm" draw:caption-point-y="0.461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0cm" draw:caption-point-x="-0.61cm" draw:caption-point-y="0.461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0cm" draw:caption-point-x="-0.61cm" draw:caption-point-y="0.461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0cm" draw:caption-point-x="-0.61cm" draw:caption-point-y="0.461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0cm" draw:caption-point-x="-0.61cm" draw:caption-point-y="0.461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0cm" draw:caption-point-x="-0.61cm" draw:caption-point-y="0.461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0cm" draw:caption-point-x="-0.61cm" draw:caption-point-y="0.461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0cm" draw:caption-point-x="-0.61cm" draw:caption-point-y="0.461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0cm" draw:caption-point-x="-0.61cm" draw:caption-point-y="0.461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0cm" draw:caption-point-x="-0.61cm" draw:caption-point-y="0.461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0cm" draw:caption-point-x="-0.61cm" draw:caption-point-y="0.461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0cm" draw:caption-point-x="-0.61cm" draw:caption-point-y="0.461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0cm" draw:caption-point-x="-0.61cm" draw:caption-point-y="0.461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/>
          <table:table-cell table:formula="of:=SUM([.C20:.C29])" office:value-type="float" office:value="0">
            <text:p>0</text:p>
          </table:table-cell>
          <table:table-cell table:formula="of:=SUM([.D20:.D29])" office:value-type="float" office:value="0">
            <text:p>0</text:p>
          </table:table-cell>
          <table:table-cell table:formula="of:=SUM([.E20:.E29])" office:value-type="float" office:value="0">
            <text:p>0</text:p>
          </table:table-cell>
          <table:table-cell table:formula="of:=SUM([.F20:.F29])" office:value-type="float" office:value="0">
            <text:p>0</text:p>
          </table:table-cell>
          <table:table-cell table:formula="of:=SUM([.G20:.G29])" office:value-type="float" office:value="0">
            <text:p>0</text:p>
          </table:table-cell>
          <table:table-cell table:formula="of:=SUM([.H20:.H29])" office:value-type="float" office:value="0">
            <text:p>0</text:p>
          </table:table-cell>
          <table:table-cell table:formula="of:=SUM([.I20:.I29])" office:value-type="float" office:value="0">
            <text:p>0</text:p>
          </table:table-cell>
          <table:table-cell table:formula="of:=SUM([.J20:.J29])" office:value-type="float" office:value="0">
            <text:p>0</text:p>
          </table:table-cell>
          <table:table-cell table:formula="of:=SUM([.K20:.K29])" office:value-type="float" office:value="0">
            <text:p>0</text:p>
          </table:table-cell>
          <table:table-cell table:formula="of:=SUM([.L20:.L29])" office:value-type="float" office:value="0">
            <text:p>0</text:p>
          </table:table-cell>
          <table:table-cell table:formula="of:=SUM([.M20:.M29])" office:value-type="float" office:value="0">
            <text:p>0</text:p>
          </table:table-cell>
          <table:table-cell table:formula="of:=SUM([.N20:.N29])" office:value-type="float" office:value="0">
            <text:p>0</text:p>
          </table:table-cell>
          <table:table-cell table:formula="of:=SUM([.O20:.O29])" office:value-type="float" office:value="0">
            <text:p>0</text:p>
          </table:table-cell>
          <table:table-cell table:formula="of:=SUM([.P20:.P29])" office:value-type="float" office:value="0">
            <text:p>0</text:p>
          </table:table-cell>
          <table:table-cell table:formula="of:=SUM([.Q20:.Q29])" office:value-type="float" office:value="0">
            <text:p>0</text:p>
          </table:table-cell>
          <table:table-cell table:formula="of:=SUM([.R20:.R29])" office:value-type="float" office:value="0">
            <text:p>0</text:p>
          </table:table-cell>
          <table:table-cell table:formula="of:=SUM([.S20:.S29])" office:value-type="float" office:value="0">
            <text:p>0</text:p>
          </table:table-cell>
          <table:table-cell table:formula="of:=SUM([.T20:.T29])" office:value-type="float" office:value="0">
            <text:p>0</text:p>
          </table:table-cell>
          <table:table-cell table:formula="of:=SUM([.U20:.U29])" office:value-type="float" office:value="0">
            <text:p>0</text:p>
          </table:table-cell>
          <table:table-cell table:formula="of:=SUM([.V20:.V29])" office:value-type="float" office:value="0">
            <text:p>0</text:p>
          </table:table-cell>
          <table:table-cell table:formula="of:=SUM([.W20:.W29])" office:value-type="float" office:value="0">
            <text:p>0</text:p>
          </table:table-cell>
          <table:table-cell table:formula="of:=SUM([.X20:.X29])" office:value-type="float" office:value="0">
            <text:p>0</text:p>
          </table:table-cell>
          <table:table-cell table:formula="of:=SUM([.Y20:.Y29])" office:value-type="float" office:value="0">
            <text:p>0</text:p>
          </table:table-cell>
          <table:table-cell table:formula="of:=SUM([.Z20:.Z29])" office:value-type="float" office:value="0">
            <text:p>0</text:p>
          </table:table-cell>
          <table:table-cell table:formula="of:=SUM([.AA20:.AA29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12.044cm" draw:caption-point-x="-0.61cm" draw:caption-point-y="1.514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12.044cm" draw:caption-point-x="-0.61cm" draw:caption-point-y="1.514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12.044cm" draw:caption-point-x="-0.61cm" draw:caption-point-y="1.514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12.044cm" draw:caption-point-x="-0.61cm" draw:caption-point-y="1.514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12.044cm" draw:caption-point-x="-0.61cm" draw:caption-point-y="1.514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12.044cm" draw:caption-point-x="-0.61cm" draw:caption-point-y="1.514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12.044cm" draw:caption-point-x="-0.61cm" draw:caption-point-y="1.514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12.044cm" draw:caption-point-x="-0.61cm" draw:caption-point-y="1.514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12.044cm" draw:caption-point-x="-0.61cm" draw:caption-point-y="1.514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12.044cm" draw:caption-point-x="-0.61cm" draw:caption-point-y="1.514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12.044cm" draw:caption-point-x="-0.61cm" draw:caption-point-y="1.514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12.044cm" draw:caption-point-x="-0.61cm" draw:caption-point-y="1.514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12.044cm" draw:caption-point-x="-0.61cm" draw:caption-point-y="1.514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13.096cm" draw:caption-point-x="-0.61cm" draw:caption-point-y="0.462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13.096cm" draw:caption-point-x="-0.61cm" draw:caption-point-y="0.46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13.096cm" draw:caption-point-x="-0.61cm" draw:caption-point-y="0.46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13.096cm" draw:caption-point-x="-0.61cm" draw:caption-point-y="0.46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13.096cm" draw:caption-point-x="-0.61cm" draw:caption-point-y="0.46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13.096cm" draw:caption-point-x="-0.61cm" draw:caption-point-y="0.462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13.096cm" draw:caption-point-x="-0.61cm" draw:caption-point-y="0.46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13.096cm" draw:caption-point-x="-0.61cm" draw:caption-point-y="0.46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13.096cm" draw:caption-point-x="-0.61cm" draw:caption-point-y="0.46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13.095cm" draw:caption-point-x="-0.61cm" draw:caption-point-y="0.463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13.095cm" draw:caption-point-x="-0.61cm" draw:caption-point-y="0.463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13.095cm" draw:caption-point-x="-0.61cm" draw:caption-point-y="0.463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13.095cm" draw:caption-point-x="-0.61cm" draw:caption-point-y="0.463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y Lagoon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25" table:default-cell-style-name="ce5"/>
        <table:table-column table:style-name="co1" table:number-columns-repeated="997" table:default-cell-style-name="ce5"/>
        <table:table-row table:style-name="ro1">
          <table:table-cell office:value-type="float" office:value="1">
            <text:p>1</text:p>
          </table:table-cell>
          <table:table-cell/>
          <table:table-cell table:style-name="ce23" office:value-type="float" office:value="0">
            <text:p>0</text:p>
          </table:table-cell>
          <table:table-cell table:style-name="ce23" office:value-type="float" office:value="0">
            <office:annotation draw:style-name="gr4" draw:text-style-name="P1" svg:width="2.899cm" svg:height="1.781cm" svg:x="4.764cm" svg:y="0cm" draw:caption-point-x="-0.61cm" draw:caption-point-y="0.01cm">
              <dc:date>2026-03-06T00:00:00</dc:date>
              <text:p text:style-name="P1"><text:span text:style-name="T1">0 0/10</text:span></text:p>
              <text:p text:style-name="P1"><text:span text:style-name="T1">not taking the silver is the harder part</text:span></text:p>
            </office:annotation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3" office:value-type="float" office:value="0">
            <text:p>0</text:p>
          </table:table-cell>
          <table:table-cell table:style-name="ce23" office:value-type="float" office:value="2">
            <office:annotation draw:style-name="gr3" draw:text-style-name="P1" svg:width="2.899cm" svg:height="1.386cm" svg:x="4.764cm" svg:y="0cm" draw:caption-point-x="-0.61cm" draw:caption-point-y="0.461cm">
              <dc:date>2026-03-06T00:00:00</dc:date>
              <text:p text:style-name="P1"><text:span text:style-name="T1">2 4/10</text:span><text:span text:style-name="T1"><text:line-break/></text:span><text:span text:style-name="T1">precise jump on last cereal</text:span></text:p>
            </office:annotation>
            <text:p>2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3" office:value-type="float" office:value="0">
            <text:p>0</text:p>
          </table:table-cell>
          <table:table-cell table:style-name="ce23" office:value-type="float" office:value="2">
            <office:annotation draw:style-name="gr8" draw:text-style-name="P1" svg:width="2.899cm" svg:height="4.151cm" svg:x="4.764cm" svg:y="0cm" draw:caption-point-x="-0.61cm" draw:caption-point-y="0.913cm">
              <dc:date>2026-03-06T00:00:00</dc:date>
              <text:p text:style-name="P1"><text:span text:style-name="T1">1 9/10</text:span></text:p>
              <text:p text:style-name="P1"><text:span text:style-name="T1">2 7/10</text:span></text:p>
              <text:p text:style-name="P1"><text:span text:style-name="T1">skip bubble, 6 jump, spike jump or stand on the cereal pixel and coyote crouch jump grab ceiling go up a bit and fall on the bubble</text:span>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1">
            <office:annotation draw:style-name="gr2" draw:text-style-name="P1" svg:width="2.899cm" svg:height="0.991cm" svg:x="4.764cm" svg:y="0cm" draw:caption-point-x="-0.61cm" draw:caption-point-y="1.364cm">
              <dc:date>2026-03-06T00:00:00</dc:date>
              <text:p text:style-name="P1"><text:span text:style-name="T1">1 3/10</text:span></text:p>
              <text:p text:style-name="P1"><text:span text:style-name="T1">corner jump</text:span></text:p>
            </office:annotation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3">
            <office:annotation draw:style-name="gr9" draw:text-style-name="P1" svg:width="2.899cm" svg:height="3.756cm" svg:x="4.764cm" svg:y="0.305cm" draw:caption-point-x="-0.61cm" draw:caption-point-y="1.511cm">
              <dc:date>2026-03-06T00:00:00</dc:date>
              <text:p text:style-name="P1">3 2/10</text:p>
              <text:p text:style-name="P1">2 9/10</text:p>
              <text:p text:style-name="P1">extremely precise 5 jump containing multiple frame perfects according to Sango</text:p>
            </office:annotation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3" draw:text-style-name="P1" svg:width="2.899cm" svg:height="1.386cm" svg:x="4.764cm" svg:y="0.757cm" draw:caption-point-x="-0.61cm" draw:caption-point-y="1.511cm">
              <dc:date>2026-03-06T00:00:00</dc:date>
              <text:p text:style-name="P1">2 3/10</text:p>
              <text:p text:style-name="P1">corner jump to first bubble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3">
            <office:annotation draw:style-name="gr11" draw:text-style-name="P1" svg:width="2.899cm" svg:height="2.571cm" svg:x="4.764cm" svg:y="1.208cm" draw:caption-point-x="-0.61cm" draw:caption-point-y="1.511cm">
              <dc:date>2026-03-06T00:00:00</dc:date>
              <text:p text:style-name="P1">3 5/10</text:p>
              <text:p text:style-name="P1">setup neutral from cereal bump climb jump to go above spinners</text:p>
            </office:annotation>
            <text:p>3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2" draw:text-style-name="P1" svg:width="2.899cm" svg:height="0.991cm" svg:x="4.764cm" svg:y="1.66cm" draw:caption-point-x="-0.61cm" draw:caption-point-y="1.511cm">
              <dc:date>2026-03-06T00:00:00</dc:date>
              <text:p text:style-name="P1">2 2/10<text:line-break/>intended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4" draw:text-style-name="P1" svg:width="2.899cm" svg:height="1.781cm" svg:x="4.764cm" svg:y="2.112cm" draw:caption-point-x="-0.61cm" draw:caption-point-y="1.511cm">
              <dc:date>2026-03-06T00:00:00</dc:date>
              <text:p text:style-name="P1">2 6/10</text:p>
              <text:p text:style-name="P1">cpop and demo from blue cereal block to bubble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12" draw:text-style-name="P1" svg:width="2.899cm" svg:height="3.361cm" svg:x="4.764cm" svg:y="2.563cm" draw:caption-point-x="-0.61cm" draw:caption-point-y="1.511cm">
              <dc:date>2026-03-06T00:00:00</dc:date>
              <text:p text:style-name="P1">2 3/10</text:p>
              <text:p text:style-name="P1">3 9/10</text:p>
              <text:p text:style-name="P1">Extremely precise 1 pixel neutral going right to left arriving on the yellow cereal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13" draw:text-style-name="P1" svg:width="2.899cm" svg:height="4.941cm" svg:x="4.764cm" svg:y="3.015cm" draw:caption-point-x="-0.61cm" draw:caption-point-y="1.511cm">
              <dc:date>2026-03-06T00:00:00</dc:date>
              <text:p text:style-name="P1">2 7/10</text:p>
              <text:p text:style-name="P1">1 9/10</text:p>
              <text:p text:style-name="P1">precise cereal jump above spinners and setup double frame perfects hold right release grab when touching the blue cereal and cpop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3">
            <office:annotation draw:style-name="gr14" draw:text-style-name="P1" svg:width="2.899cm" svg:height="4.546cm" svg:x="4.764cm" svg:y="3.466cm" draw:caption-point-x="-0.61cm" draw:caption-point-y="1.511cm">
              <dc:date>2026-03-06T00:00:00</dc:date>
              <text:p text:style-name="P1">3 7/10</text:p>
              <text:p text:style-name="P1">2 9/10</text:p>
              <text:p text:style-name="P1">Spike jump holding right a bit after jumping and no details on last dash save, multiple corner boost on falling block and precise ckick</text:p>
            </office:annotation>
            <text:p>3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1">
            <office:annotation draw:style-name="gr11" draw:text-style-name="P1" svg:width="2.899cm" svg:height="2.571cm" svg:x="4.764cm" svg:y="3.918cm" draw:caption-point-x="-0.61cm" draw:caption-point-y="1.511cm">
              <dc:date>2026-03-06T00:00:00</dc:date>
              <text:p text:style-name="P1">1 4/10</text:p>
              <text:p text:style-name="P1">setup ckick from hanging on left wall, up right demo and ckick when undemo</text:p>
            </office:annotation>
            <text:p>1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4">
            <office:annotation draw:style-name="gr10" draw:text-style-name="P1" svg:width="2.899cm" svg:height="2.966cm" svg:x="4.764cm" svg:y="4.37cm" draw:caption-point-x="-0.61cm" draw:caption-point-y="1.511cm">
              <dc:date>2026-03-06T00:00:00</dc:date>
              <text:p text:style-name="P1">4 2/10</text:p>
              <text:p text:style-name="P1">3 8/10</text:p>
              <text:p text:style-name="P1">1 10/10</text:p>
              <text:p text:style-name="P1">Crouch spike jump, the other 2 dash saves need more details</text:p>
            </office:annotation>
            <text:p>4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/>
          <table:table-cell table:style-name="ce23" office:value-type="float" office:value="0">
            <text:p>0</text:p>
          </table:table-cell>
          <table:table-cell office:value-type="float" office:value="2">
            <office:annotation draw:style-name="gr12" draw:text-style-name="P1" svg:width="2.899cm" svg:height="3.361cm" svg:x="4.764cm" svg:y="4.821cm" draw:caption-point-x="-0.61cm" draw:caption-point-y="1.511cm">
              <dc:date>2026-03-06T00:00:00</dc:date>
              <text:p text:style-name="P1">2 2/10</text:p>
              <text:p text:style-name="P1">1 8/10</text:p>
              <text:p text:style-name="P1">archi on last bubble permit climb jump at the end, setup for 5 tile found by Sango</text:p>
            </office:annotation>
            <text:p>2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23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/>
          <table:table-cell table:style-name="ce23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sob</text:p>
          </table:table-cell>
          <table:table-cell/>
          <table:table-cell table:formula="of:=SUM([.C1:.C17])" office:value-type="float" office:value="0">
            <text:p>0</text:p>
          </table:table-cell>
          <table:table-cell table:formula="of:=SUM([.D1:.D17])" office:value-type="float" office:value="31">
            <text:p>31</text:p>
          </table:table-cell>
          <table:table-cell table:formula="of:=SUM([.E1:.E17])" office:value-type="float" office:value="0">
            <text:p>0</text:p>
          </table:table-cell>
          <table:table-cell table:formula="of:=SUM([.F1:.F17])" office:value-type="float" office:value="0">
            <text:p>0</text:p>
          </table:table-cell>
          <table:table-cell table:formula="of:=SUM([.G1:.G17])" office:value-type="float" office:value="0">
            <text:p>0</text:p>
          </table:table-cell>
          <table:table-cell table:formula="of:=SUM([.H1:.H17])" office:value-type="float" office:value="0">
            <text:p>0</text:p>
          </table:table-cell>
          <table:table-cell table:formula="of:=SUM([.I1:.I17])" office:value-type="float" office:value="0">
            <text:p>0</text:p>
          </table:table-cell>
          <table:table-cell table:formula="of:=SUM([.J1:.J17])" office:value-type="float" office:value="0">
            <text:p>0</text:p>
          </table:table-cell>
          <table:table-cell table:formula="of:=SUM([.K1:.K17])" office:value-type="float" office:value="0">
            <text:p>0</text:p>
          </table:table-cell>
          <table:table-cell table:formula="of:=SUM([.L1:.L17])" office:value-type="float" office:value="0">
            <text:p>0</text:p>
          </table:table-cell>
          <table:table-cell table:formula="of:=SUM([.M1:.M17])" office:value-type="float" office:value="0">
            <text:p>0</text:p>
          </table:table-cell>
          <table:table-cell table:formula="of:=SUM([.N1:.N17])" office:value-type="float" office:value="0">
            <text:p>0</text:p>
          </table:table-cell>
          <table:table-cell table:formula="of:=SUM([.O1:.O17])" office:value-type="float" office:value="0">
            <text:p>0</text:p>
          </table:table-cell>
          <table:table-cell table:formula="of:=SUM([.P1:.P17])" office:value-type="float" office:value="0">
            <text:p>0</text:p>
          </table:table-cell>
          <table:table-cell table:formula="of:=SUM([.Q1:.Q17])" office:value-type="float" office:value="0">
            <text:p>0</text:p>
          </table:table-cell>
          <table:table-cell table:formula="of:=SUM([.R1:.R17])" office:value-type="float" office:value="0">
            <text:p>0</text:p>
          </table:table-cell>
          <table:table-cell table:formula="of:=SUM([.S1:.S17])" office:value-type="float" office:value="0">
            <text:p>0</text:p>
          </table:table-cell>
          <table:table-cell table:formula="of:=SUM([.T1:.T17])" office:value-type="float" office:value="0">
            <text:p>0</text:p>
          </table:table-cell>
          <table:table-cell table:formula="of:=SUM([.U1:.U17])" office:value-type="float" office:value="0">
            <text:p>0</text:p>
          </table:table-cell>
          <table:table-cell table:formula="of:=SUM([.V1:.V17])" office:value-type="float" office:value="0">
            <text:p>0</text:p>
          </table:table-cell>
          <table:table-cell table:formula="of:=SUM([.W1:.W17])" office:value-type="float" office:value="0">
            <text:p>0</text:p>
          </table:table-cell>
          <table:table-cell table:formula="of:=SUM([.X1:.X17])" office:value-type="float" office:value="0">
            <text:p>0</text:p>
          </table:table-cell>
          <table:table-cell table:formula="of:=SUM([.Y1:.Y17])" office:value-type="float" office:value="0">
            <text:p>0</text:p>
          </table:table-cell>
          <table:table-cell table:formula="of:=SUM([.Z1:.Z17])" office:value-type="float" office:value="0">
            <text:p>0</text:p>
          </table:table-cell>
          <table:table-cell table:formula="of:=SUM([.AA1:.AA17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7.677cm" draw:caption-point-x="-0.61cm" draw:caption-point-y="0.462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7.677cm" draw:caption-point-x="-0.61cm" draw:caption-point-y="0.462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7.677cm" draw:caption-point-x="-0.61cm" draw:caption-point-y="0.462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7.677cm" draw:caption-point-x="-0.61cm" draw:caption-point-y="0.462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7.677cm" draw:caption-point-x="-0.61cm" draw:caption-point-y="0.462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7.677cm" draw:caption-point-x="-0.61cm" draw:caption-point-y="0.462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7.677cm" draw:caption-point-x="-0.61cm" draw:caption-point-y="0.462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7.677cm" draw:caption-point-x="-0.61cm" draw:caption-point-y="0.462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7.677cm" draw:caption-point-x="-0.61cm" draw:caption-point-y="0.462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7.677cm" draw:caption-point-x="-0.61cm" draw:caption-point-y="0.462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7.677cm" draw:caption-point-x="-0.61cm" draw:caption-point-y="0.462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7.677cm" draw:caption-point-x="-0.61cm" draw:caption-point-y="0.462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7.677cm" draw:caption-point-x="-0.61cm" draw:caption-point-y="0.462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7.677cm" draw:caption-point-x="-0.61cm" draw:caption-point-y="0.462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7.677cm" draw:caption-point-x="-0.61cm" draw:caption-point-y="0.46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7.677cm" draw:caption-point-x="-0.61cm" draw:caption-point-y="0.46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7.677cm" draw:caption-point-x="-0.61cm" draw:caption-point-y="0.46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7.677cm" draw:caption-point-x="-0.61cm" draw:caption-point-y="0.46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7.677cm" draw:caption-point-x="-0.61cm" draw:caption-point-y="0.462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7.677cm" draw:caption-point-x="-0.61cm" draw:caption-point-y="0.46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7.677cm" draw:caption-point-x="-0.61cm" draw:caption-point-y="0.46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7.677cm" draw:caption-point-x="-0.61cm" draw:caption-point-y="0.46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7.676cm" draw:caption-point-x="-0.61cm" draw:caption-point-y="0.463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7.676cm" draw:caption-point-x="-0.61cm" draw:caption-point-y="0.463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7.676cm" draw:caption-point-x="-0.61cm" draw:caption-point-y="0.463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7.676cm" draw:caption-point-x="-0.61cm" draw:caption-point-y="0.463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b</text:p>
          </table:table-cell>
          <table:table-cell/>
          <table:table-cell table:formula="of:=SUM([.C24:.C33])" office:value-type="float" office:value="0">
            <text:p>0</text:p>
          </table:table-cell>
          <table:table-cell table:formula="of:=SUM([.D24:.D33])" office:value-type="float" office:value="0">
            <text:p>0</text:p>
          </table:table-cell>
          <table:table-cell table:formula="of:=SUM([.E24:.E33])" office:value-type="float" office:value="0">
            <text:p>0</text:p>
          </table:table-cell>
          <table:table-cell table:formula="of:=SUM([.F24:.F33])" office:value-type="float" office:value="0">
            <text:p>0</text:p>
          </table:table-cell>
          <table:table-cell table:formula="of:=SUM([.G24:.G33])" office:value-type="float" office:value="0">
            <text:p>0</text:p>
          </table:table-cell>
          <table:table-cell table:formula="of:=SUM([.H24:.H33])" office:value-type="float" office:value="0">
            <text:p>0</text:p>
          </table:table-cell>
          <table:table-cell table:formula="of:=SUM([.I24:.I33])" office:value-type="float" office:value="0">
            <text:p>0</text:p>
          </table:table-cell>
          <table:table-cell table:formula="of:=SUM([.J24:.J33])" office:value-type="float" office:value="0">
            <text:p>0</text:p>
          </table:table-cell>
          <table:table-cell table:formula="of:=SUM([.K24:.K33])" office:value-type="float" office:value="0">
            <text:p>0</text:p>
          </table:table-cell>
          <table:table-cell table:formula="of:=SUM([.L24:.L33])" office:value-type="float" office:value="0">
            <text:p>0</text:p>
          </table:table-cell>
          <table:table-cell table:formula="of:=SUM([.M24:.M33])" office:value-type="float" office:value="0">
            <text:p>0</text:p>
          </table:table-cell>
          <table:table-cell table:formula="of:=SUM([.N24:.N33])" office:value-type="float" office:value="0">
            <text:p>0</text:p>
          </table:table-cell>
          <table:table-cell table:formula="of:=SUM([.O24:.O33])" office:value-type="float" office:value="0">
            <text:p>0</text:p>
          </table:table-cell>
          <table:table-cell table:formula="of:=SUM([.P24:.P33])" office:value-type="float" office:value="0">
            <text:p>0</text:p>
          </table:table-cell>
          <table:table-cell table:formula="of:=SUM([.Q24:.Q33])" office:value-type="float" office:value="0">
            <text:p>0</text:p>
          </table:table-cell>
          <table:table-cell table:formula="of:=SUM([.R24:.R33])" office:value-type="float" office:value="0">
            <text:p>0</text:p>
          </table:table-cell>
          <table:table-cell table:formula="of:=SUM([.S24:.S33])" office:value-type="float" office:value="0">
            <text:p>0</text:p>
          </table:table-cell>
          <table:table-cell table:formula="of:=SUM([.T24:.T33])" office:value-type="float" office:value="0">
            <text:p>0</text:p>
          </table:table-cell>
          <table:table-cell table:formula="of:=SUM([.U24:.U33])" office:value-type="float" office:value="0">
            <text:p>0</text:p>
          </table:table-cell>
          <table:table-cell table:formula="of:=SUM([.V24:.V33])" office:value-type="float" office:value="0">
            <text:p>0</text:p>
          </table:table-cell>
          <table:table-cell table:formula="of:=SUM([.W24:.W33])" office:value-type="float" office:value="0">
            <text:p>0</text:p>
          </table:table-cell>
          <table:table-cell table:formula="of:=SUM([.X24:.X33])" office:value-type="float" office:value="0">
            <text:p>0</text:p>
          </table:table-cell>
          <table:table-cell table:formula="of:=SUM([.Y24:.Y33])" office:value-type="float" office:value="0">
            <text:p>0</text:p>
          </table:table-cell>
          <table:table-cell table:formula="of:=SUM([.Z24:.Z33])" office:value-type="float" office:value="0">
            <text:p>0</text:p>
          </table:table-cell>
          <table:table-cell table:formula="of:=SUM([.AA24:.AA33]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13.851cm" draw:caption-point-x="-0.61cm" draw:caption-point-y="1.514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13.851cm" draw:caption-point-x="-0.61cm" draw:caption-point-y="1.514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13.851cm" draw:caption-point-x="-0.61cm" draw:caption-point-y="1.514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13.851cm" draw:caption-point-x="-0.61cm" draw:caption-point-y="1.514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13.851cm" draw:caption-point-x="-0.61cm" draw:caption-point-y="1.514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13.851cm" draw:caption-point-x="-0.61cm" draw:caption-point-y="1.514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13.851cm" draw:caption-point-x="-0.61cm" draw:caption-point-y="1.514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6" office:value-type="string">
            <office:annotation draw:style-name="gr3" draw:text-style-name="P1" svg:width="2.899cm" svg:height="1.386cm" svg:x="8.542cm" svg:y="13.851cm" draw:caption-point-x="-0.61cm" draw:caption-point-y="1.514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13.851cm" draw:caption-point-x="-0.61cm" draw:caption-point-y="1.514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13.851cm" draw:caption-point-x="-0.61cm" draw:caption-point-y="1.514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13.851cm" draw:caption-point-x="-0.61cm" draw:caption-point-y="1.514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13.851cm" draw:caption-point-x="-0.61cm" draw:caption-point-y="1.514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13.851cm" draw:caption-point-x="-0.61cm" draw:caption-point-y="1.514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14.903cm" draw:caption-point-x="-0.61cm" draw:caption-point-y="0.462cm">
              <dc:date>2026-03-06T00:00:00</dc:date>
              <text:p text:style-name="P1"><text:span text:style-name="T1">0 gravity</text:span></text:p>
            </office:annotation>
            <text:p>0g</text:p>
          </table:table-cell>
          <table:table-cell office:value-type="string">
            <office:annotation draw:style-name="gr1" draw:text-style-name="P1" svg:width="2.899cm" svg:height="0.669cm" svg:x="13.832cm" svg:y="14.903cm" draw:caption-point-x="-0.61cm" draw:caption-point-y="0.46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4.588cm" svg:y="14.903cm" draw:caption-point-x="-0.61cm" draw:caption-point-y="0.46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5.343cm" svg:y="14.903cm" draw:caption-point-x="-0.61cm" draw:caption-point-y="0.46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6.099cm" svg:y="14.903cm" draw:caption-point-x="-0.61cm" draw:caption-point-y="0.46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855cm" svg:y="14.903cm" draw:caption-point-x="-0.61cm" draw:caption-point-y="0.462cm">
              <dc:date>2026-03-06T00:00:00</dc:date>
              <text:p text:style-name="P1"><text:span text:style-name="T1">feather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7.61cm" svg:y="14.903cm" draw:caption-point-x="-0.61cm" draw:caption-point-y="0.46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8.366cm" svg:y="14.903cm" draw:caption-point-x="-0.61cm" draw:caption-point-y="0.462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9.121cm" svg:y="14.903cm" draw:caption-point-x="-0.61cm" draw:caption-point-y="0.462cm">
              <dc:date>2026-03-06T00:00:00</dc:date>
              <text:p text:style-name="P1"><text:span text:style-name="T1">hoquet</text:span></text:p>
            </office:annotation>
            <text:p>h</text:p>
          </table:table-cell>
          <table:table-cell office:value-type="string">
            <office:annotation draw:style-name="gr1" draw:text-style-name="P1" svg:width="2.899cm" svg:height="0.669cm" svg:x="19.877cm" svg:y="14.902cm" draw:caption-point-x="-0.61cm" draw:caption-point-y="0.463cm">
              <dc:date>2026-03-06T00:00:00</dc:date>
              <text:p text:style-name="P1"><text:span text:style-name="T1">1 dash</text:span></text:p>
            </office:annotation>
            <text:p>1x</text:p>
          </table:table-cell>
          <table:table-cell office:value-type="string">
            <office:annotation draw:style-name="gr1" draw:text-style-name="P1" svg:width="2.899cm" svg:height="0.669cm" svg:x="20.633cm" svg:y="14.902cm" draw:caption-point-x="-0.61cm" draw:caption-point-y="0.463cm">
              <dc:date>2026-03-06T00:00:00</dc:date>
              <text:p text:style-name="P1"><text:span text:style-name="T1">2 dash</text:span></text:p>
            </office:annotation>
            <text:p>2x</text:p>
          </table:table-cell>
          <table:table-cell office:value-type="string">
            <office:annotation draw:style-name="gr1" draw:text-style-name="P1" svg:width="2.899cm" svg:height="0.669cm" svg:x="21.388cm" svg:y="14.902cm" draw:caption-point-x="-0.61cm" draw:caption-point-y="0.463cm">
              <dc:date>2026-03-06T00:00:00</dc:date>
              <text:p text:style-name="P1"><text:span text:style-name="T1">3 dash</text:span></text:p>
            </office:annotation>
            <text:p>3x</text:p>
          </table:table-cell>
          <table:table-cell office:value-type="string">
            <office:annotation draw:style-name="gr1" draw:text-style-name="P1" svg:width="2.899cm" svg:height="0.669cm" svg:x="22.144cm" svg:y="14.902cm" draw:caption-point-x="-0.61cm" draw:caption-point-y="0.463cm">
              <dc:date>2026-03-06T00:00:00</dc:date>
              <text:p text:style-name="P1"><text:span text:style-name="T1">4 dash</text:span></text:p>
            </office:annotation>
            <text:p>4x</text:p>
          </table:table-cell>
          <table:table-cell table:number-columns-repeated="99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10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float" office:value="9.18">
            <text:p>9,180</text:p>
          </table:table-cell>
          <table:table-cell/>
          <table:table-cell table:style-name="ce10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12" office:value-type="float" office:value="1">
            <text:p>1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style-name="ce12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12"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5" office:value-type="float" office:value="2">
            <office:annotation draw:style-name="gr2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12" office:value-type="float" office:value="1">
            <text:p>1</text:p>
          </table:table-cell>
          <table:table-cell table:style-name="ce15" office:value-type="float" office:value="0">
            <office:annotation draw:style-name="gr2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12" office:value-type="float" office:value="4">
            <text:p>4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style-name="ce13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13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goal</text:p>
          </table:table-cell>
          <table:table-cell table:style-name="ce11" office:value-type="float" office:value="30">
            <text:p>30,000</text:p>
          </table:table-cell>
          <table:table-cell table:number-columns-repeated="2"/>
          <table:table-cell table:style-name="ce12" office:value-type="float" office:value="23">
            <text:p>23</text:p>
          </table:table-cell>
          <table:table-cell table:style-name="ce12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1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6" table:formula="of:=[.G11]-[.G10]" office:value-type="float" office:value="-15">
            <text:p>-15</text:p>
          </table:table-cell>
          <table:table-cell table:style-name="ce16" table:formula="of:=[.H11]-[.H10]" office:value-type="float" office:value="0">
            <text:p>0</text:p>
          </table:table-cell>
          <table:table-cell table:style-name="ce16" table:formula="of:=[.I11]-[.I10]" office:value-type="float" office:value="0">
            <text:p>0</text:p>
          </table:table-cell>
          <table:table-cell table:style-name="ce16" table:formula="of:=[.J11]-[.J10]" office:value-type="float" office:value="0">
            <text:p>0</text:p>
          </table:table-cell>
          <table:table-cell table:style-name="ce16" table:formula="of:=[.K11]-[.K10]" office:value-type="float" office:value="-1">
            <text:p>-1</text:p>
          </table:table-cell>
          <table:table-cell table:style-name="ce16" table:formula="of:=[.L11]-[.L10]" office:value-type="float" office:value="-1">
            <text:p>-1</text:p>
          </table:table-cell>
          <table:table-cell table:style-name="ce16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b1</text:p>
          </table:table-cell>
          <table:table-cell table:number-columns-repeated="6"/>
          <table:table-cell table:number-columns-repeated="3" table:style-name="ce12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b2</text:p>
          </table:table-cell>
          <table:table-cell table:number-columns-repeated="6"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">
            <office:annotation draw:style-name="gr7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12" office:value-type="float" office:value="0">
            <office:annotation draw:style-name="gr7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y Lagoon old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office:value-type="string">
            <text:p>mc:b2xn</text:p>
          </table:table-cell>
          <table:table-cell office:value-type="string">
            <text:p>mc:b2xo</text:p>
          </table:table-cell>
          <table:table-cell office:value-type="string">
            <text:p>mc:b2xt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/>
          <table:table-cell table:style-name="ce14"/>
          <table:table-cell table:style-name="ce12" office:value-type="float" office:value="1">
            <office:annotation draw:style-name="gr14" draw:text-style-name="P1" svg:width="2.899cm" svg:height="4.546cm" svg:x="45.762cm" svg:y="0cm" draw:caption-point-x="-0.61cm" draw:caption-point-y="0.913cm">
              <dc:date>2026-03-04T00:00:00</dc:date>
              <text:p text:style-name="P1"><text:span text:style-name="T1">hard</text:span></text:p>
              <text:p text:style-name="P1"><text:span text:style-name="T1">bhop from previous room + climb from left side on blue cereal block (setup) to spiked wb with full height jump on left wall at bubble level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/>
          <table:table-cell table:style-name="ce14"/>
          <table:table-cell table:style-name="ce12" office:value-type="float" office:value="2">
            <office:annotation draw:style-name="gr11" draw:text-style-name="P1" svg:width="2.899cm" svg:height="2.571cm" svg:x="45.762cm" svg:y="0cm" draw:caption-point-x="-0.61cm" draw:caption-point-y="1.364cm">
              <dc:date>2026-03-04T00:00:00</dc:date>
              <text:p text:style-name="P1"><text:span text:style-name="T1">hard</text:span></text:p>
              <text:p text:style-name="P1"><text:span text:style-name="T1">bubble + blue cereal block, refresh dash on pixel and skip both bubbles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1">
            <office:annotation draw:style-name="gr4" draw:text-style-name="P1" svg:width="2.899cm" svg:height="1.781cm" svg:x="45.762cm" svg:y="0.301cm" draw:caption-point-x="-0.61cm" draw:caption-point-y="1.515cm">
              <dc:date>2026-03-04T00:00:00</dc:date>
              <text:p text:style-name="P1"><text:span text:style-name="T1">hard</text:span></text:p>
              <text:p text:style-name="P1"><text:span text:style-name="T1">take firt bubble + dodge bubbles + wb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style-name="Default"/>
          <table:table-cell/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2">
            <office:annotation draw:style-name="gr7" draw:text-style-name="P1" svg:width="2.899cm" svg:height="2.176cm" svg:x="45.762cm" svg:y="0.753cm" draw:caption-point-x="-0.61cm" draw:caption-point-y="1.515cm">
              <dc:date>2026-03-04T00:00:00</dc:date>
              <text:p text:style-name="P1"><text:span text:style-name="T1">hard</text:span></text:p>
              <text:p text:style-name="P1"><text:span text:style-name="T1">take first bubble + reverse super and take last bubble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1">
            <office:annotation draw:style-name="gr11" draw:text-style-name="P1" svg:width="2.899cm" svg:height="2.571cm" svg:x="45.762cm" svg:y="1.207cm" draw:caption-point-x="-0.61cm" draw:caption-point-y="1.512cm">
              <dc:date>2026-03-06T00:00:00</dc:date>
              <text:p text:style-name="P1"><text:span text:style-name="T1">1 7/10</text:span></text:p>
              <text:p text:style-name="P1"><text:span text:style-name="T1">climb jump above spinner, dash below bubble and take last bubble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number-columns-repeated="3"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style-name="Default"/>
          <table:table-cell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2">
            <office:annotation draw:style-name="gr10" draw:text-style-name="P1" svg:width="2.899cm" svg:height="2.966cm" svg:x="45.762cm" svg:y="1.659cm" draw:caption-point-x="-0.61cm" draw:caption-point-y="1.512cm">
              <dc:date>2026-03-06T00:00:00</dc:date>
              <text:p text:style-name="P1"><text:span text:style-name="T1">2 5/10</text:span></text:p>
              <text:p text:style-name="P1"><text:span text:style-name="T1">corner jump, take bubble, climb jump above spinners and take last bubble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style-name="Default"/>
          <table:table-cell table:style-name="ce14"/>
          <table:table-cell table:style-name="ce12" office:value-type="float" office:value="3">
            <text:p>3</text:p>
          </table:table-cell>
          <table:table-cell/>
          <table:table-cell table:style-name="ce15" office:value-type="float" office:value="2">
            <text:p>2</text:p>
          </table:table-cell>
          <table:table-cell table:style-name="ce12" office:value-type="float" office:value="0">
            <office:annotation draw:style-name="gr4" draw:text-style-name="P1" svg:width="2.899cm" svg:height="1.781cm" svg:x="45.762cm" svg:y="2.111cm" draw:caption-point-x="-0.61cm" draw:caption-point-y="1.512cm">
              <dc:date>2026-03-06T00:00:00</dc:date>
              <text:p text:style-name="P1"><text:span text:style-name="T1">0 6/10</text:span></text:p>
              <text:p text:style-name="P1"><text:span text:style-name="T1">corner jump and neutral on pink cereal</text:span></text:p>
            </office:annotation>
            <text:p>0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3" table:style-name="ce12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1">
            <office:annotation draw:style-name="gr14" draw:text-style-name="P1" svg:width="2.899cm" svg:height="4.546cm" svg:x="45.762cm" svg:y="2.563cm" draw:caption-point-x="-0.61cm" draw:caption-point-y="1.511cm">
              <dc:date>2026-03-06T00:00:00</dc:date>
              <text:p text:style-name="P1"><text:span text:style-name="T1">1 7/10</text:span></text:p>
              <text:p text:style-name="P1"><text:span text:style-name="T1">wave dash into wave dash from previous room half grav corner jump corner kick go around blue cereal without activating it and demo up right to last bubble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office:annotation draw:style-name="gr4" draw:text-style-name="P1" svg:width="2.899cm" svg:height="1.781cm" svg:x="45.762cm" svg:y="3.015cm" draw:caption-point-x="-0.61cm" draw:caption-point-y="1.511cm">
              <dc:date>2026-03-06T00:00:00</dc:date>
              <text:p text:style-name="P1">1 6/10</text:p>
              <text:p text:style-name="P1">ckick wb on yellow cereal to grab the ceiling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2">
            <office:annotation draw:style-name="gr4" draw:text-style-name="P1" svg:width="2.899cm" svg:height="1.781cm" svg:x="45.762cm" svg:y="3.466cm" draw:caption-point-x="-0.61cm" draw:caption-point-y="1.511cm">
              <dc:date>2026-03-06T00:00:00</dc:date>
              <text:p text:style-name="P1">2 5/10</text:p>
              <text:p text:style-name="P1">hyper below spinners take bubble ckick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2">
            <office:annotation draw:style-name="gr2" draw:text-style-name="P1" svg:width="2.899cm" svg:height="0.991cm" svg:x="45.762cm" svg:y="3.918cm" draw:caption-point-x="-0.61cm" draw:caption-point-y="1.511cm">
              <dc:date>2026-03-06T00:00:00</dc:date>
              <text:p text:style-name="P1">7/10</text:p>
              <text:p text:style-name="P1">spike jump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office:annotation draw:style-name="gr7" draw:text-style-name="P1" svg:width="2.899cm" svg:height="2.176cm" svg:x="45.762cm" svg:y="4.37cm" draw:caption-point-x="-0.61cm" draw:caption-point-y="1.511cm">
              <dc:date>2026-03-06T00:00:00</dc:date>
              <text:p text:style-name="P1">1 4/10<text:line-break/>setup demo ckick when undemo take last bubble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/>
          <table:table-cell table:style-name="ce12" office:value-type="float" office:value="4">
            <office:annotation draw:style-name="gr10" draw:text-style-name="P1" svg:width="2.899cm" svg:height="2.966cm" svg:x="45.762cm" svg:y="4.821cm" draw:caption-point-x="-0.61cm" draw:caption-point-y="1.511cm">
              <dc:date>2026-03-06T00:00:00</dc:date>
              <text:p text:style-name="P1">4 6/10</text:p>
              <text:p text:style-name="P1">3 9/10</text:p>
              <text:p text:style-name="P1">right demo up demo above bubble, coyote jump above bubble</text:p>
            </office:annotation>
            <text:p>4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table:number-columns-repeated="2"/>
          <table:table-cell table:style-name="ce12" office:value-type="float" office:value="2">
            <office:annotation draw:style-name="gr11" draw:text-style-name="P1" svg:width="2.899cm" svg:height="2.571cm" svg:x="45.762cm" svg:y="5.273cm" draw:caption-point-x="-0.61cm" draw:caption-point-y="1.511cm">
              <dc:date>2026-03-06T00:00:00</dc:date>
              <text:p text:style-name="P1">2 3/10</text:p>
              <text:p text:style-name="P1">1 9/10</text:p>
              <text:p text:style-name="P1">5 tile setup found by Sango, ckick, cb on falling block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3" table:style-name="ce12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number-columns-repeated="2"/>
          <table:table-cell table:style-name="ce12" office:value-type="float" office:value="3">
            <office:annotation draw:style-name="gr4" draw:text-style-name="P1" svg:width="2.899cm" svg:height="1.781cm" svg:x="45.762cm" svg:y="5.725cm" draw:caption-point-x="-0.61cm" draw:caption-point-y="1.511cm">
              <dc:date>2026-03-06T00:00:00</dc:date>
              <text:p text:style-name="P1">3 7/10</text:p>
              <text:p text:style-name="P1">take first bubble, wall bounce, 4 tile setup </text:p>
            </office:annotation>
            <text:p>3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7">
            <text:p>37</text:p>
          </table:table-cell>
          <table:table-cell table:formula="of:=SUM([.F2:.F18])" office:value-type="float" office:value="31">
            <text:p>31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formula="of:=SUM([.Q2:.Q18])" office:value-type="float" office:value="29">
            <text:p>29</text:p>
          </table:table-cell>
          <table:table-cell table:formula="of:=SUM([.R2:.R18])" office:value-type="float" office:value="0">
            <text:p>0</text:p>
          </table:table-cell>
          <table:table-cell table:formula="of:=SUM([.S2:.S18])" office:value-type="float" office:value="2">
            <text:p>2</text:p>
          </table:table-cell>
          <table:table-cell table:formula="of:=SUM([.T2:.T18])" office:value-type="float" office:value="25">
            <text:p>25</text:p>
          </table:table-cell>
          <table:table-cell table:number-columns-repeated="100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style-name="ce14"/>
          <table:table-cell table:style-name="ce12" office:value-type="float" office:value="33">
            <text:p>33</text:p>
          </table:table-cell>
          <table:table-cell table:number-columns-repeated="14"/>
          <table:table-cell table:number-columns-repeated="1004"/>
        </table:table-row>
        <table:table-row table:style-name="ro1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7">
            <text:p>-37</text:p>
          </table:table-cell>
          <table:table-cell table:formula="of:=[.F20]-[.F19]" office:value-type="float" office:value="2">
            <text:p>2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formula="of:=[.Q20]-[.Q19]" office:value-type="float" office:value="-29">
            <text:p>-29</text:p>
          </table:table-cell>
          <table:table-cell table:formula="of:=[.R20]-[.R19]" office:value-type="float" office:value="0">
            <text:p>0</text:p>
          </table:table-cell>
          <table:table-cell table:formula="of:=[.S20]-[.S19]" office:value-type="float" office:value="-2">
            <text:p>-2</text:p>
          </table:table-cell>
          <table:table-cell table:formula="of:=[.T20]-[.T19]" office:value-type="float" office:value="-25">
            <text:p>-25</text:p>
          </table:table-cell>
          <table:table-cell table:number-columns-repeated="1004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/>
          <table:table-cell table:style-name="ce13" office:value-type="float" office:value="3">
            <text:p>3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number-columns-repeated="6"/>
          <table:table-cell table:style-name="ce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8"/>
          <table:table-cell table:style-name="ce24" table:number-columns-repeated="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12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2"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 table:style-name="ce12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style-name="ce12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12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20" table:number-columns-repeated="2"/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0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7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2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b4</text:p>
          </table:table-cell>
          <table:table-cell table:number-columns-repeated="3"/>
          <table:table-cell table:style-name="ce17" office:value-type="float" office:value="5">
            <text:p>5</text:p>
          </table:table-cell>
          <table:table-cell table:style-name="ce14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12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2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2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2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4"/>
          <table:table-cell table:number-columns-repeated="1014"/>
        </table:table-row>
        <table:table-row table:style-name="ro1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6" table:formula="of:=[.G10]-[.G9]" office:value-type="float" office:value="-12">
            <text:p>-12</text:p>
          </table:table-cell>
          <table:table-cell table:style-name="ce16" table:formula="of:=[.H10]-[.H9]" office:value-type="float" office:value="0">
            <text:p>0</text:p>
          </table:table-cell>
          <table:table-cell table:style-name="ce16" table:formula="of:=[.I10]-[.I9]" office:value-type="float" office:value="0">
            <text:p>0</text:p>
          </table:table-cell>
          <table:table-cell table:style-name="ce16" table:formula="of:=[.J10]-[.J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12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7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0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0" table:number-columns-repeated="3"/>
          <table:table-cell table:number-columns-repeated="3" table:style-name="ce17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4"/>
          <table:table-cell table:number-columns-repeated="1014"/>
        </table:table-row>
        <table:table-row table:style-name="ro1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6" table:formula="of:=[.G12]-[.G11]" office:value-type="float" office:value="-4">
            <text:p>-4</text:p>
          </table:table-cell>
          <table:table-cell table:style-name="ce16" table:formula="of:=[.H12]-[.H11]" office:value-type="float" office:value="0">
            <text:p>0</text:p>
          </table:table-cell>
          <table:table-cell table:style-name="ce16" table:formula="of:=[.I12]-[.I11]" office:value-type="float" office:value="0">
            <text:p>0</text:p>
          </table:table-cell>
          <table:table-cell table:style-name="ce16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1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style-name="ce13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13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1">
            <text:p>1</text:p>
          </table:table-cell>
          <table:table-cell table:style-name="ce13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3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13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2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2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1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12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2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2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12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6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style-name="ce14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21" table:number-columns-repeated="3"/>
          <table:table-cell table:style-name="ce12" office:value-type="float" office:value="0">
            <office:annotation draw:style-name="gr2" draw:text-style-name="P1" svg:width="2.899cm" svg:height="0.991cm" svg:x="18.665cm" svg:y="1.66cm" draw:caption-point-x="-0.61cm" draw:caption-point-y="1.512cm">
              <dc:date>2026-02-23T00:00:00</dc:date>
              <text:p text:style-name="P1"><text:span text:style-name="T1">hard</text:span></text:p>
              <text:p text:style-name="P1"><text:span text:style-name="T1">demo corner cick</text:span></text:p>
            </office:annotation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0" table:number-columns-repeated="3"/>
          <table:table-cell table:style-name="ce21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0" table:number-columns-repeated="3"/>
          <table:table-cell table:style-name="ce21" table:number-columns-repeated="3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10">
            <text:p>10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2">
            <text:p>12</text:p>
          </table:table-cell>
          <table:table-cell table:style-name="Default" table:number-columns-repeated="6"/>
          <table:table-cell table:style-name="ce2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0" office:value-type="float" office:value="13">
            <text:p>13</text:p>
          </table:table-cell>
          <table:table-cell table:number-columns-repeated="3"/>
          <table:table-cell table:style-name="ce14" table:number-columns-repeated="3"/>
          <table:table-cell table:style-name="ce12" office:value-type="float" office:value="0">
            <office:annotation draw:style-name="gr7" draw:text-style-name="P1" svg:width="2.899cm" svg:height="2.176cm" svg:x="18.665cm" svg:y="4.37cm" draw:caption-point-x="-0.61cm" draw:caption-point-y="1.512cm">
              <dc:date>2026-02-23T00:00:00</dc:date>
              <text:p text:style-name="P1"><text:span text:style-name="T1">hardest</text:span></text:p>
              <text:p text:style-name="P1"><text:span text:style-name="T1">jump from top left ckick and wall bounce below</text:span></text:p>
            </office:annotation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0" office:value-type="float" office:value="14">
            <text:p>14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5">
            <text:p>15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6">
            <text:p>16</text:p>
          </table:table-cell>
          <table:table-cell table:number-columns-repeated="4"/>
          <table:table-cell table:style-name="ce14"/>
          <table:table-cell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7">
            <text:p>17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8">
            <text:p>18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19">
            <text:p>19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0">
            <text:p>20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1">
            <text:p>21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0" office:value-type="float" office:value="22">
            <text:p>22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style-name="ce14" table:number-columns-repeated="2"/>
          <table:table-cell table:number-columns-repeated="1018"/>
        </table:table-row>
        <table:table-row table:style-name="ro1">
          <table:table-cell office:value-type="string">
            <text:p>delta</text:p>
          </table:table-cell>
          <table:table-cell table:number-columns-repeated="5"/>
          <table:table-cell table:style-name="ce16" table:number-columns-repeated="4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Default" table:number-columns-repeated="10"/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llusion Tower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14"/>
          <table:table-cell/>
          <table:table-cell table:formula="of:=[.H2]-[.I2]" office:value-type="float" office:value="0">
            <text:p>0</text:p>
          </table:table-cell>
          <table:table-cell table:style-name="ce14"/>
          <table:table-cell/>
          <table:table-cell table:formula="of:=[.K2]-[.L2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14"/>
          <table:table-cell/>
          <table:table-cell table:formula="of:=[.H3]-[.I3]" office:value-type="float" office:value="0">
            <text:p>0</text:p>
          </table:table-cell>
          <table:table-cell table:style-name="ce14"/>
          <table:table-cell/>
          <table:table-cell table:formula="of:=[.K3]-[.L3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5" office:value-type="string">
            <office:annotation draw:style-name="gr1" draw:text-style-name="P1" svg:width="2.899cm" svg:height="0.669cm" svg:x="16.406cm" svg:y="0cm" draw:caption-point-x="-0.61cm" draw:caption-point-y="1.365cm">
              <dc:date>2026-02-25T00:00:00</dc:date>
              <text:p text:style-name="P1"><text:span text:style-name="T1">5tile</text:span></text:p>
            </office:annotation>
            <text:p>0?</text:p>
          </table:table-cell>
          <table:table-cell table:style-name="ce14"/>
          <table:table-cell/>
          <table:table-cell table:formula="of:=[.H4]-[.I4]" office:value-type="float" office:value="0">
            <text:p>0</text:p>
          </table:table-cell>
          <table:table-cell table:style-name="ce14"/>
          <table:table-cell/>
          <table:table-cell table:formula="of:=[.K4]-[.L4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5" office:value-type="string">
            <office:annotation draw:style-name="gr1" draw:text-style-name="P1" svg:width="2.899cm" svg:height="0.669cm" svg:x="16.406cm" svg:y="0.305cm" draw:caption-point-x="-0.61cm" draw:caption-point-y="1.512cm">
              <dc:date>2026-02-25T00:00:00</dc:date>
              <text:p text:style-name="P1"><text:span text:style-name="T1">spike climb</text:span></text:p>
            </office:annotation>
            <text:p>2?</text:p>
          </table:table-cell>
          <table:table-cell table:style-name="ce14"/>
          <table:table-cell/>
          <table:table-cell table:formula="of:=[.H5]-[.I5]" office:value-type="float" office:value="0">
            <text:p>0</text:p>
          </table:table-cell>
          <table:table-cell table:style-name="ce14"/>
          <table:table-cell/>
          <table:table-cell table:formula="of:=[.K5]-[.L5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6]-[.I6]" office:value-type="float" office:value="0">
            <text:p>0</text:p>
          </table:table-cell>
          <table:table-cell table:style-name="ce14"/>
          <table:table-cell/>
          <table:table-cell table:formula="of:=[.K6]-[.L6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7]-[.I7]" office:value-type="float" office:value="0">
            <text:p>0</text:p>
          </table:table-cell>
          <table:table-cell table:style-name="ce14"/>
          <table:table-cell/>
          <table:table-cell table:formula="of:=[.K7]-[.L7]" office:value-type="float" office:value="0">
            <text:p>0</text:p>
          </table:table-cell>
          <table:table-cell table:style-name="ce21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/>
          <table:table-cell/>
          <table:table-cell table:formula="of:=[.H8]-[.I8]" office:value-type="float" office:value="0">
            <text:p>0</text:p>
          </table:table-cell>
          <table:table-cell table:style-name="ce14"/>
          <table:table-cell/>
          <table:table-cell table:formula="of:=[.K8]-[.L8]" office:value-type="float" office:value="0">
            <text:p>0</text:p>
          </table:table-cell>
          <table:table-cell table:style-name="ce14"/>
          <table:table-cell table:style-name="Default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/>
          <table:table-cell/>
          <table:table-cell table:formula="of:=[.H9]-[.I9]" office:value-type="float" office:value="0">
            <text:p>0</text:p>
          </table:table-cell>
          <table:table-cell table:style-name="ce14"/>
          <table:table-cell/>
          <table:table-cell table:formula="of:=[.K9]-[.L9]" office:value-type="float" office:value="0">
            <text:p>0</text:p>
          </table:table-cell>
          <table:table-cell table:style-name="ce14"/>
          <table:table-cell table:style-name="Default"/>
          <table:table-cell table:style-name="ce14" table:number-columns-repeated="2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0]-[.I10]" office:value-type="float" office:value="0">
            <text:p>0</text:p>
          </table:table-cell>
          <table:table-cell table:style-name="ce14"/>
          <table:table-cell/>
          <table:table-cell table:formula="of:=[.K10]-[.L10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1]-[.I11]" office:value-type="float" office:value="0">
            <text:p>0</text:p>
          </table:table-cell>
          <table:table-cell table:style-name="ce14"/>
          <table:table-cell/>
          <table:table-cell table:formula="of:=[.K11]-[.L11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2]-[.I12]" office:value-type="float" office:value="0">
            <text:p>0</text:p>
          </table:table-cell>
          <table:table-cell table:style-name="ce14"/>
          <table:table-cell/>
          <table:table-cell table:formula="of:=[.K12]-[.L12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4" table:number-columns-repeated="3"/>
          <table:table-cell table:number-columns-repeated="2" table:style-name="ce14"/>
          <table:table-cell table:formula="of:=[.H13]-[.I13]" office:value-type="float" office:value="0">
            <text:p>0</text:p>
          </table:table-cell>
          <table:table-cell table:style-name="ce14"/>
          <table:table-cell/>
          <table:table-cell table:formula="of:=[.K13]-[.L13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4"/>
          <table:table-cell table:formula="of:=[.K14]-[.L14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5]-[.I15]" office:value-type="float" office:value="0">
            <text:p>0</text:p>
          </table:table-cell>
          <table:table-cell table:style-name="ce14"/>
          <table:table-cell/>
          <table:table-cell table:formula="of:=[.K15]-[.L15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4"/>
          <table:table-cell table:formula="of:=[.K16]-[.L16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7]-[.I17]" office:value-type="float" office:value="0">
            <text:p>0</text:p>
          </table:table-cell>
          <table:table-cell table:style-name="ce14"/>
          <table:table-cell/>
          <table:table-cell table:formula="of:=[.K17]-[.L17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8]-[.I18]" office:value-type="float" office:value="0">
            <text:p>0</text:p>
          </table:table-cell>
          <table:table-cell table:style-name="ce14"/>
          <table:table-cell/>
          <table:table-cell table:formula="of:=[.K18]-[.L18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11">
            <text:p>11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10"/>
          <table:table-cell table:number-columns-repeated="1008"/>
        </table:table-row>
        <table:table-row table:style-name="ro1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11">
            <text:p>-1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isperwood Ruins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2]-[.L2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32.213cm" svg:y="0cm" draw:caption-point-x="-0.61cm" draw:caption-point-y="0.462cm">
              <dc:date>2026-03-03T00:00:00</dc:date>
              <text:p text:style-name="P1"><text:span text:style-name="T1">extended hyper from jumpthrough</text:span></text:p>
            </office:annotation>
            <text:p>0</text:p>
          </table:table-cell>
          <table:table-cell table:style-name="ce20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0.451cm" draw:caption-point-x="-0.61cm" draw:caption-point-y="0.463cm">
              <dc:date>2026-03-02T00:00:00</dc:date>
              <text:p text:style-name="P1"><text:span text:style-name="T1">corner jump + demo ckick</text:span></text:p>
            </office:annotation>
            <text:p>0</text:p>
          </table:table-cell>
          <table:table-cell/>
          <table:table-cell table:formula="of:=[.K3]-[.L3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2">
            <office:annotation draw:style-name="gr2" draw:text-style-name="P1" svg:width="2.899cm" svg:height="0.991cm" svg:x="38.988cm" svg:y="0cm" draw:caption-point-x="-0.61cm" draw:caption-point-y="0.914cm">
              <dc:date>2026-03-03T00:00:00</dc:date>
              <text:p text:style-name="P1"><text:span text:style-name="T1">demo under the door and ckick</text:span></text:p>
            </office:annotation>
            <text:p>2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4]-[.I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4]-[.L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1">
            <text:p>1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0.30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corner jumps</text:span></text:p>
            </office:annotation>
            <text:p>0</text:p>
          </table:table-cell>
          <table:table-cell/>
          <table:table-cell table:formula="of:=[.K5]-[.L5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6]-[.I6]" office:value-type="float" office:value="0">
            <text:p>0</text:p>
          </table:table-cell>
          <table:table-cell table:style-name="ce12" office:value-type="float" office:value="0">
            <office:annotation draw:style-name="gr7" draw:text-style-name="P1" svg:width="2.899cm" svg:height="2.176cm" svg:x="25.439cm" svg:y="0.756cm" draw:caption-point-x="-0.61cm" draw:caption-point-y="1.513cm">
              <dc:date>2026-03-02T00:00:00</dc:date>
              <text:p text:style-name="P1"><text:span text:style-name="T1">go under the crumbling block or grab it without activating it + demo ckick</text:span></text:p>
            </office:annotation>
            <text:p>0</text:p>
          </table:table-cell>
          <table:table-cell/>
          <table:table-cell table:formula="of:=[.K6]-[.L6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1.20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pop release right, water jump</text:span></text:p>
            </office:annotation>
            <text:p>0</text:p>
          </table:table-cell>
          <table:table-cell/>
          <table:table-cell table:formula="of:=[.K7]-[.L7]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7">
            <office:annotation draw:style-name="gr7" draw:text-style-name="P1" svg:width="2.899cm" svg:height="2.176cm" svg:x="38.988cm" svg:y="1.208cm" draw:caption-point-x="-0.61cm" draw:caption-point-y="1.512cm">
              <dc:date>2026-03-03T00:00:00</dc:date>
              <text:p text:style-name="P1"><text:span text:style-name="T1">setup and demo up right dash redirect to go on the moving plateform</text:span></text:p>
            </office:annotation>
            <text:p>7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/>
          <table:table-cell table:formula="of:=[.K8]-[.L8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2" office:value-type="float" office:value="0">
            <text:p>0</text:p>
          </table:table-cell>
          <table:table-cell/>
          <table:table-cell table:formula="of:=[.H9]-[.I9]" office:value-type="float" office:value="0">
            <text:p>0</text:p>
          </table:table-cell>
          <table:table-cell table:style-name="ce12" office:value-type="float" office:value="0">
            <office:annotation draw:style-name="gr4" draw:text-style-name="P1" svg:width="2.899cm" svg:height="1.781cm" svg:x="25.439cm" svg:y="2.111cm" draw:caption-point-x="-0.61cm" draw:caption-point-y="1.513cm">
              <dc:date>2026-03-02T00:00:00</dc:date>
              <text:p text:style-name="P1"><text:span text:style-name="T1">four tile + climb jump without activating the crumbling block</text:span></text:p>
            </office:annotation>
            <text:p>0</text:p>
          </table:table-cell>
          <table:table-cell/>
          <table:table-cell table:formula="of:=[.K9]-[.L9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0"/>
          <table:table-cell table:style-name="Default"/>
          <table:table-cell table:style-name="ce14" office:value-type="float" office:value="2">
            <office:annotation draw:style-name="gr2" draw:text-style-name="P1" svg:width="2.899cm" svg:height="0.991cm" svg:x="38.988cm" svg:y="2.112cm" draw:caption-point-x="-0.61cm" draw:caption-point-y="1.512cm">
              <dc:date>2026-03-03T00:00:00</dc:date>
              <text:p text:style-name="P1"><text:span text:style-name="T1">dash attack + spiked ckick</text:span></text:p>
            </office:annotation>
            <text:p>2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2" office:value-type="float" office:value="0">
            <text:p>0</text:p>
          </table:table-cell>
          <table:table-cell/>
          <table:table-cell table:formula="of:=[.H10]-[.I10]" office:value-type="float" office:value="0">
            <text:p>0</text:p>
          </table:table-cell>
          <table:table-cell table:style-name="ce12" office:value-type="float" office:value="0">
            <office:annotation draw:style-name="gr10" draw:text-style-name="P1" svg:width="2.899cm" svg:height="2.966cm" svg:x="25.439cm" svg:y="2.562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limb jump without activating the crumbling block + corner jumps x2</text:span></text:p>
            </office:annotation>
            <text:p>0</text:p>
          </table:table-cell>
          <table:table-cell/>
          <table:table-cell table:formula="of:=[.K10]-[.L10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4" table:number-columns-repeated="2"/>
          <table:table-cell table:style-name="ce12" office:value-type="float" office:value="0">
            <office:annotation draw:style-name="gr3" draw:text-style-name="P1" svg:width="2.899cm" svg:height="1.386cm" svg:x="18.665cm" svg:y="3.01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precise demo ckick</text:span></text:p>
            </office:annotation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25.439cm" svg:y="3.014cm" draw:caption-point-x="-0.61cm" draw:caption-point-y="1.513cm">
              <dc:date>2026-03-02T00:00:00</dc:date>
              <text:p text:style-name="P1"><text:span text:style-name="T1">third button as a pixel gap to refresh dash on</text:span></text:p>
            </office:annotation>
            <text:p>0</text:p>
          </table:table-cell>
          <table:table-cell/>
          <table:table-cell table:formula="of:=[.K11]-[.L11]" office:value-type="float" office:value="0">
            <text:p>0</text:p>
          </table:table-cell>
          <table:table-cell table:style-name="ce12" office:value-type="float" office:value="0">
            <office:annotation draw:style-name="gr3" draw:text-style-name="P1" svg:width="2.899cm" svg:height="1.386cm" svg:x="32.213cm" svg:y="3.015cm" draw:caption-point-x="-0.61cm" draw:caption-point-y="1.512cm">
              <dc:date>2026-03-03T00:00:00</dc:date>
              <text:p text:style-name="P1"><text:span text:style-name="T1">abuse spawpoint after last bird throw</text:span></text:p>
            </office:annotation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4" table:number-columns-repeated="2"/>
          <table:table-cell table:style-name="ce12" office:value-type="float" office:value="0">
            <office:annotation draw:style-name="gr1" draw:text-style-name="P1" svg:width="2.899cm" svg:height="0.669cm" svg:x="18.665cm" svg:y="3.465cm" draw:caption-point-x="-0.61cm" draw:caption-point-y="1.513cm">
              <dc:date>2026-03-02T00:00:00</dc:date>
              <text:p text:style-name="P1"><text:span text:style-name="T1">platform boost</text:span></text:p>
            </office:annotation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12" office:value-type="float" office:value="0">
            <office:annotation draw:style-name="gr2" draw:text-style-name="P1" svg:width="2.899cm" svg:height="0.991cm" svg:x="25.439cm" svg:y="3.465cm" draw:caption-point-x="-0.61cm" draw:caption-point-y="1.513cm">
              <dc:date>2026-03-02T00:00:00</dc:date>
              <text:p text:style-name="P1"><text:span text:style-name="T1">dashless solution</text:span></text:p>
            </office:annotation>
            <text:p>0</text:p>
          </table:table-cell>
          <table:table-cell/>
          <table:table-cell table:formula="of:=[.K12]-[.L1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2" office:value-type="float" office:value="3">
            <text:p>3</text:p>
          </table:table-cell>
          <table:table-cell table:style-name="ce14"/>
          <table:table-cell table:formula="of:=[.H13]-[.I13]" office:value-type="float" office:value="3">
            <text:p>3</text:p>
          </table:table-cell>
          <table:table-cell table:style-name="ce12" office:value-type="float" office:value="0">
            <office:annotation draw:style-name="gr7" draw:text-style-name="P1" svg:width="2.899cm" svg:height="2.176cm" svg:x="25.439cm" svg:y="3.91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3 jumps on crumbling block without activating them</text:span></text:p>
            </office:annotation>
            <text:p>0</text:p>
          </table:table-cell>
          <table:table-cell/>
          <table:table-cell table:formula="of:=[.K13]-[.L13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4" table:number-columns-repeated="2"/>
          <table:table-cell table:style-name="ce12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/>
          <table:table-cell table:formula="of:=[.K14]-[.L14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34">
            <text:p>34</text:p>
          </table:table-cell>
          <table:table-cell table:formula="of:=SUM([.F2:.F14])" office:value-type="float" office:value="9">
            <text:p>9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3">
            <text:p>3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3">
            <text:p>3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formula="of:=SUM([.Q2:.Q14])" office:value-type="float" office:value="28">
            <text:p>28</text:p>
          </table:table-cell>
          <table:table-cell table:formula="of:=SUM([.R2:.R14])" office:value-type="float" office:value="0">
            <text:p>0</text:p>
          </table:table-cell>
          <table:table-cell table:formula="of:=SUM([.S2:.S1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9"/>
          <table:table-cell office:value-type="string">
            <text:p><text:s/></text:p>
          </table:table-cell>
          <table:table-cell table:style-name="ce14"/>
          <table:table-cell table:number-columns-repeated="2"/>
          <table:table-cell table:number-columns-repeated="1005"/>
        </table:table-row>
        <table:table-row table:style-name="ro1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34">
            <text:p>-34</text:p>
          </table:table-cell>
          <table:table-cell table:formula="of:=[.F16]-[.F15]" office:value-type="float" office:value="-9">
            <text:p>-9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-3">
            <text:p>-3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-3">
            <text:p>-3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formula="of:=[.Q16]-[.Q15]" office:value-type="float" office:value="-28">
            <text:p>-28</text:p>
          </table:table-cell>
          <table:table-cell table:formula="of:=[.R16]-[.R15]" office:value-type="float" office:value="0">
            <text:p>0</text:p>
          </table:table-cell>
          <table:table-cell table:formula="of:=[.S16]-[.S1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7" office:value-type="float" office:value="0">
            <text:p>0</text:p>
          </table:table-cell>
          <table:table-cell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p" table:style-name="ta1" table:print="false">
        <table:table-column table:style-name="co1" table:number-columns-repeated="1024" table:default-cell-style-name="ce9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2" office:value-type="float" office:value="7">
            <office:annotation draw:style-name="gr3" draw:text-style-name="P1" svg:width="2.899cm" svg:height="1.386cm" svg:x="11.89cm" svg:y="0cm" draw:caption-point-x="-0.61cm" draw:caption-point-y="0.462cm">
              <dc:date>2026-03-01T00:00:00</dc:date>
              <text:p text:style-name="P1"><text:span text:style-name="T1">hard</text:span></text:p>
              <text:p text:style-name="P1"><text:span text:style-name="T1">up right demo 3rd dash</text:span></text:p>
            </office:annotation>
            <text:p>7</text:p>
          </table:table-cell>
          <table:table-cell table:style-name="ce13" office:value-type="float" office:value="6">
            <office:annotation draw:style-name="gr7" draw:text-style-name="P1" svg:width="2.899cm" svg:height="2.176cm" svg:x="14.148cm" svg:y="0cm" draw:caption-point-x="-0.61cm" draw:caption-point-y="0.462cm">
              <dc:date>2026-03-01T00:00:00</dc:date>
              <text:p text:style-name="P1"><text:span text:style-name="T1">hard</text:span></text:p>
              <text:p text:style-name="P1"><text:span text:style-name="T1">up right demo 3rd dash + up right demo last dash</text:span></text:p>
            </office:annotation>
            <text:p>6</text:p>
          </table:table-cell>
          <table:table-cell table:style-name="ce14"/>
          <table:table-cell table:style-name="ce14"/>
          <table:table-cell/>
          <table:table-cell table:formula="of:=[.H2]-[.I2]" office:value-type="float" office:value="0">
            <text:p>0</text:p>
          </table:table-cell>
          <table:table-cell table:style-name="ce14"/>
          <table:table-cell/>
          <table:table-cell table:formula="of:=[.K2]-[.L2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4" table:number-columns-repeated="2"/>
          <table:table-cell table:style-name="ce14"/>
          <table:table-cell/>
          <table:table-cell table:formula="of:=[.H3]-[.I3]" office:value-type="float" office:value="0">
            <text:p>0</text:p>
          </table:table-cell>
          <table:table-cell table:style-name="ce14"/>
          <table:table-cell/>
          <table:table-cell table:formula="of:=[.K3]-[.L3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2" office:value-type="float" office:value="7">
            <office:annotation draw:style-name="gr3" draw:text-style-name="P1" svg:width="2.899cm" svg:height="1.386cm" svg:x="14.148cm" svg:y="0cm" draw:caption-point-x="-0.61cm" draw:caption-point-y="1.365cm">
              <dc:date>2026-03-02T00:00:00</dc:date>
              <text:p text:style-name="P1"><text:span text:style-name="T1">hard</text:span></text:p>
              <text:p text:style-name="P1"><text:span text:style-name="T1">demo last spinner column</text:span></text:p>
            </office:annotation>
            <text:p>7</text:p>
          </table:table-cell>
          <table:table-cell table:style-name="ce14"/>
          <table:table-cell table:style-name="ce14"/>
          <table:table-cell/>
          <table:table-cell table:formula="of:=[.H4]-[.I4]" office:value-type="float" office:value="0">
            <text:p>0</text:p>
          </table:table-cell>
          <table:table-cell table:style-name="ce14"/>
          <table:table-cell/>
          <table:table-cell table:formula="of:=[.K4]-[.L4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2" office:value-type="float" office:value="9">
            <text:p>9</text:p>
          </table:table-cell>
          <table:table-cell table:style-name="ce14" table:number-columns-repeated="2"/>
          <table:table-cell table:style-name="ce14"/>
          <table:table-cell/>
          <table:table-cell table:formula="of:=[.H5]-[.I5]" office:value-type="float" office:value="0">
            <text:p>0</text:p>
          </table:table-cell>
          <table:table-cell table:style-name="ce14"/>
          <table:table-cell/>
          <table:table-cell table:formula="of:=[.K5]-[.L5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12">
            <text:p>12</text:p>
          </table:table-cell>
          <table:table-cell table:style-name="ce14" table:number-columns-repeated="2"/>
          <table:table-cell table:style-name="ce14"/>
          <table:table-cell/>
          <table:table-cell table:formula="of:=[.H6]-[.I6]" office:value-type="float" office:value="0">
            <text:p>0</text:p>
          </table:table-cell>
          <table:table-cell table:style-name="ce14"/>
          <table:table-cell/>
          <table:table-cell table:formula="of:=[.K6]-[.L6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2" office:value-type="float" office:value="6">
            <office:annotation draw:style-name="gr3" draw:text-style-name="P1" svg:width="2.899cm" svg:height="1.386cm" svg:x="11.89cm" svg:y="1.208cm" draw:caption-point-x="-0.61cm" draw:caption-point-y="1.512cm">
              <dc:date>2026-03-02T00:00:00</dc:date>
              <text:p text:style-name="P1"><text:span text:style-name="T1">hard</text:span></text:p>
              <text:p text:style-name="P1"><text:span text:style-name="T1">tight up right + corner jump</text:span></text:p>
            </office:annotation>
            <text:p>6</text:p>
          </table:table-cell>
          <table:table-cell table:style-name="ce13" office:value-type="float" office:value="4">
            <office:annotation draw:style-name="gr10" draw:text-style-name="P1" svg:width="2.899cm" svg:height="2.966cm" svg:x="14.148cm" svg:y="1.208cm" draw:caption-point-x="-0.61cm" draw:caption-point-y="1.512cm">
              <dc:date>2026-03-02T00:00:00</dc:date>
              <text:p text:style-name="P1"><text:span text:style-name="T1">Hardest</text:span></text:p>
              <text:p text:style-name="P1"><text:span text:style-name="T1">tight up right + corner jumps + climb jump, realease jump, half grav, corner jump</text:span></text:p>
            </office:annotation>
            <text:p>4</text:p>
          </table:table-cell>
          <table:table-cell table:style-name="ce15" office:value-type="string">
            <office:annotation draw:style-name="gr2" draw:text-style-name="P1" svg:width="2.899cm" svg:height="0.991cm" svg:x="16.406cm" svg:y="1.208cm" draw:caption-point-x="-0.61cm" draw:caption-point-y="1.512cm">
              <dc:date>2026-03-02T00:00:00</dc:date>
              <text:p text:style-name="P1"><text:span text:style-name="T1">spike climb + multiboost</text:span></text:p>
            </office:annotation>
            <text:p>2?</text:p>
          </table:table-cell>
          <table:table-cell table:style-name="ce14"/>
          <table:table-cell/>
          <table:table-cell table:formula="of:=[.H7]-[.I7]" office:value-type="float" office:value="0">
            <text:p>0</text:p>
          </table:table-cell>
          <table:table-cell table:style-name="ce14"/>
          <table:table-cell/>
          <table:table-cell table:formula="of:=[.K7]-[.L7]" office:value-type="float" office:value="0">
            <text:p>0</text:p>
          </table:table-cell>
          <table:table-cell table:style-name="ce21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8]-[.I8]" office:value-type="float" office:value="0">
            <text:p>0</text:p>
          </table:table-cell>
          <table:table-cell table:style-name="ce14"/>
          <table:table-cell/>
          <table:table-cell table:formula="of:=[.K8]-[.L8]" office:value-type="float" office:value="0">
            <text:p>0</text:p>
          </table:table-cell>
          <table:table-cell table:style-name="ce14"/>
          <table:table-cell table:style-name="ce20"/>
          <table:table-cell/>
          <table:table-cell table:style-name="ce14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9]-[.I9]" office:value-type="float" office:value="0">
            <text:p>0</text:p>
          </table:table-cell>
          <table:table-cell table:style-name="ce14"/>
          <table:table-cell/>
          <table:table-cell table:formula="of:=[.K9]-[.L9]" office:value-type="float" office:value="0">
            <text:p>0</text:p>
          </table:table-cell>
          <table:table-cell table:style-name="ce14"/>
          <table:table-cell table:style-name="ce20"/>
          <table:table-cell table:style-name="ce14" table:number-columns-repeated="2"/>
          <table:table-cell/>
          <table:table-cell table:style-name="ce14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0]-[.I10]" office:value-type="float" office:value="0">
            <text:p>0</text:p>
          </table:table-cell>
          <table:table-cell table:style-name="ce14"/>
          <table:table-cell/>
          <table:table-cell table:formula="of:=[.K10]-[.L10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1]-[.I11]" office:value-type="float" office:value="0">
            <text:p>0</text:p>
          </table:table-cell>
          <table:table-cell table:style-name="ce14"/>
          <table:table-cell/>
          <table:table-cell table:formula="of:=[.K11]-[.L11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2]-[.I12]" office:value-type="float" office:value="0">
            <text:p>0</text:p>
          </table:table-cell>
          <table:table-cell table:style-name="ce14"/>
          <table:table-cell/>
          <table:table-cell table:formula="of:=[.K12]-[.L12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4" table:number-columns-repeated="3"/>
          <table:table-cell table:number-columns-repeated="2" table:style-name="ce14"/>
          <table:table-cell table:formula="of:=[.H13]-[.I13]" office:value-type="float" office:value="0">
            <text:p>0</text:p>
          </table:table-cell>
          <table:table-cell table:style-name="ce14"/>
          <table:table-cell/>
          <table:table-cell table:formula="of:=[.K13]-[.L13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4" table:number-columns-repeated="3"/>
          <table:table-cell table:style-name="ce14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4"/>
          <table:table-cell table:formula="of:=[.K14]-[.L14]" office:value-type="float" office:value="0">
            <text:p>0</text:p>
          </table:table-cell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50">
            <text:p>50</text:p>
          </table:table-cell>
          <table:table-cell table:formula="of:=SUM([.F2:.F14])" office:value-type="float" office:value="17">
            <text:p>17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4"/>
          <table:table-cell table:number-columns-repeated="100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4"/>
          <table:table-cell table:number-columns-repeated="10"/>
          <table:table-cell table:style-name="ce14"/>
          <table:table-cell table:number-columns-repeated="1007"/>
        </table:table-row>
        <table:table-row table:style-name="ro1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50">
            <text:p>-50</text:p>
          </table:table-cell>
          <table:table-cell table:formula="of:=[.F16]-[.F15]" office:value-type="float" office:value="-17">
            <text:p>-17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0">
            <text:p>0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0">
            <text:p>0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4"/>
          <table:table-cell table:number-columns-repeated="1007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21"/>
          <table:table-cell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 table:number-columns-repeated="6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 SemiBold" svg:font-family="'Cascadia Mono SemiBold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23:4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3-08T23:47:21.78</dc:date>
    <meta:editing-duration>P4DT21H42M18S</meta:editing-duration>
    <meta:editing-cycles>85</meta:editing-cycles>
    <meta:generator>OpenOffice/4.1.16$Win32 OpenOffice.org_project/4116m3$Build-9816</meta:generator>
    <meta:document-statistic meta:table-count="14" meta:cell-count="2028" meta:object-count="0"/>
  </office:meta>
</office:document-meta>
</file>